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ヒラギノ角ゴ Std" svg:font-family="'ヒラギノ角ゴ St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ヒラギノ角ゴ ProN" svg:font-family="'ヒラギノ角ゴ Pro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0.85cm" fo:min-width="4.5cm"/>
    </style:style>
    <style:style style:name="gr2" style:family="graphic" style:parent-style-name="standard">
      <style:graphic-properties draw:fill="solid" draw:fill-color="#cfe7f5" draw:textarea-horizontal-align="justify" draw:textarea-vertical-align="middle" draw:auto-grow-height="false" fo:min-height="0.85cm" fo:min-width="4.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5" style:family="graphic" style:parent-style-name="standard">
      <style:graphic-properties draw:fill="solid" draw:fill-color="#ffffcc" draw:textarea-vertical-align="middle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0.85cm" fo:min-width="4.4cm"/>
    </style:style>
    <style:style style:name="gr7" style:family="graphic" style:parent-style-name="standard">
      <style:graphic-properties draw:stroke="none" svg:stroke-color="#000000" draw:fill="none" draw:fill-color="#ffffff" fo:min-height="0.636cm"/>
    </style:style>
    <style:style style:name="gr8" style:family="graphic" style:parent-style-name="standard">
      <style:graphic-properties draw:fill="solid" draw:fill-color="#cccccc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style:font-name="ヒラギノ角ゴ ProN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ヒラギノ角ゴ Pro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5cm" svg:height="1.1cm" svg:x="1.1cm" svg:y="4cm">
          <text:p text:style-name="P1">トップページ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9cm" svg:height="1.1cm" svg:x="7.4cm" svg:y="4cm">
          <text:p text:style-name="P2">投稿</text:p>
          <draw:enhanced-geometry svg:viewBox="0 0 21600 21600" draw:type="rectangle" draw:enhanced-path="M 0 0 L 21600 0 21600 21600 0 21600 0 0 Z N"/>
        </draw:custom-shape>
        <draw:frame draw:style-name="gr3" draw:text-style-name="P3" xml:id="id3" draw:id="id3" draw:layer="layout" svg:width="9.395cm" svg:height="0.798cm" svg:x="10.6cm" svg:y="5.602cm">
          <draw:text-box>
            <text:p text:style-name="P3">■写真(Instagramサイトへのリンク付き)</text:p>
          </draw:text-box>
        </draw:frame>
        <draw:frame draw:style-name="gr4" draw:text-style-name="P3" xml:id="id4" draw:id="id4" draw:layer="layout" svg:width="4.1cm" svg:height="0.9cm" svg:x="10.6cm" svg:y="6.6cm">
          <draw:text-box>
            <text:p text:style-name="P3">■キャプション</text:p>
          </draw:text-box>
        </draw:frame>
        <draw:connector draw:style-name="gr5" draw:text-style-name="P2" draw:layer="layout" svg:x1="6.1cm" svg:y1="4.55cm" svg:x2="7.4cm" svg:y2="4.55cm" draw:start-shape="id1" draw:start-glue-point="1" draw:end-shape="id2" draw:end-glue-point="3" svg:d="M6100 4550h1300" svg:viewBox="0 0 1301 1">
          <text:p/>
        </draw:connector>
        <draw:connector draw:style-name="gr5" draw:text-style-name="P2" draw:layer="layout" svg:x1="19.995cm" svg:y1="6.001cm" svg:x2="19.995cm" svg:y2="6.001cm" draw:start-shape="id3" draw:end-shape="id3" svg:d="M19995 6001z" svg:viewBox="0 0 1 1">
          <text:p/>
        </draw:connector>
        <draw:connector draw:style-name="gr5" draw:text-style-name="P2" draw:layer="layout" svg:x1="9.85cm" svg:y1="5.1cm" svg:x2="10.6cm" svg:y2="7.05cm" draw:start-shape="id2" draw:start-glue-point="2" draw:end-shape="id4" draw:end-glue-point="3" svg:d="M9850 5100v1950h750" svg:viewBox="0 0 751 1951">
          <text:p/>
        </draw:connector>
        <draw:connector draw:style-name="gr5" draw:text-style-name="P2" draw:layer="layout" svg:x1="9.85cm" svg:y1="5.1cm" svg:x2="10.6cm" svg:y2="6.001cm" draw:start-shape="id2" draw:start-glue-point="2" draw:end-shape="id3" svg:d="M9850 5100v901h750" svg:viewBox="0 0 751 902">
          <text:p/>
        </draw:connector>
        <draw:custom-shape draw:style-name="gr2" draw:text-style-name="P2" xml:id="id5" draw:id="id5" draw:layer="layout" svg:width="4.9cm" svg:height="1.1cm" svg:x="7.4cm" svg:y="7.7cm">
          <text:p text:style-name="P2">検索欄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4.9cm" svg:height="1.1cm" svg:x="10.8cm" svg:y="13.9cm">
          <text:p text:style-name="P2">他ページへのリンク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4.9cm" svg:height="1.1cm" svg:x="7.4cm" svg:y="11.7cm">
          <text:p text:style-name="P2">ヘッダー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4.9cm" svg:height="1.1cm" svg:x="7.4cm" svg:y="19.5cm">
          <text:p text:style-name="P2">フッター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4.9cm" svg:height="1.1cm" svg:x="7.4cm" svg:y="22.857cm">
          <text:p text:style-name="P2">ソート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xml:id="id6" draw:id="id6" draw:layer="layout" svg:width="2.479cm" svg:height="0.742cm" svg:x="10.9cm" svg:y="9.358cm">
          <draw:text-box>
            <text:p text:style-name="P3">■入力欄</text:p>
          </draw:text-box>
        </draw:frame>
        <draw:frame draw:style-name="gr3" draw:text-style-name="P3" xml:id="id7" draw:id="id7" draw:layer="layout" svg:width="3.452cm" svg:height="0.742cm" svg:x="10.948cm" svg:y="10.4cm">
          <draw:text-box>
            <text:p text:style-name="P3">■検索ボタン</text:p>
          </draw:text-box>
        </draw:frame>
        <draw:connector draw:style-name="gr5" draw:text-style-name="P2" draw:layer="layout" svg:x1="9.85cm" svg:y1="8.8cm" svg:x2="10.9cm" svg:y2="9.729cm" draw:start-shape="id5" draw:start-glue-point="2" draw:end-shape="id6" draw:end-glue-point="3" svg:d="M9850 8800v929h1050" svg:viewBox="0 0 1051 930">
          <text:p/>
        </draw:connector>
        <draw:connector draw:style-name="gr5" draw:text-style-name="P2" draw:layer="layout" svg:x1="9.85cm" svg:y1="8.8cm" svg:x2="10.948cm" svg:y2="10.771cm" draw:start-shape="id5" draw:end-shape="id7" draw:end-glue-point="3" svg:d="M9850 8800v1971h1098" svg:viewBox="0 0 1099 1972">
          <text:p/>
        </draw:connector>
        <draw:connector draw:style-name="gr5" draw:text-style-name="P2" draw:layer="layout" svg:x1="6.1cm" svg:y1="4.55cm" svg:x2="7.4cm" svg:y2="8.25cm" draw:start-shape="id1" draw:start-glue-point="1" draw:end-shape="id5" draw:end-glue-point="3" svg:d="M6100 4550h650v3700h650" svg:viewBox="0 0 1301 3701">
          <text:p/>
        </draw:connector>
        <draw:frame draw:style-name="gr3" draw:text-style-name="P3" xml:id="id9" draw:id="id9" draw:layer="layout" svg:width="2.479cm" svg:height="0.742cm" svg:x="11.3cm" svg:y="24.457cm">
          <draw:text-box>
            <text:p text:style-name="P3">■人気順</text:p>
          </draw:text-box>
        </draw:frame>
        <draw:frame draw:style-name="gr7" draw:text-style-name="P3" xml:id="id10" draw:id="id10" draw:layer="layout" svg:width="5.1cm" svg:height="0.886cm" svg:x="11.3cm" svg:y="25.7cm">
          <draw:text-box>
            <text:p text:style-name="P3"><text:span text:style-name="T1">■</text:span><text:span text:style-name="T1">新着順</text:span></text:p>
          </draw:text-box>
        </draw:frame>
        <draw:connector draw:style-name="gr5" draw:text-style-name="P2" draw:layer="layout" svg:x1="6.1cm" svg:y1="4.55cm" svg:x2="7.4cm" svg:y2="23.407cm" draw:start-shape="id1" draw:start-glue-point="1" draw:end-shape="id8" draw:end-glue-point="3" svg:d="M6100 4550h650v18857h650" svg:viewBox="0 0 1301 18858">
          <text:p/>
        </draw:connector>
        <draw:connector draw:style-name="gr8" draw:text-style-name="P2" draw:layer="layout" svg:x1="9.85cm" svg:y1="23.957cm" svg:x2="11.3cm" svg:y2="24.828cm" draw:start-shape="id8" draw:start-glue-point="2" draw:end-shape="id9" svg:d="M9850 23957v871h1450" svg:viewBox="0 0 1451 872">
          <text:p/>
        </draw:connector>
        <draw:connector draw:style-name="gr8" draw:text-style-name="P2" draw:layer="layout" svg:x1="9.85cm" svg:y1="23.957cm" svg:x2="11.3cm" svg:y2="26.143cm" draw:start-shape="id8" draw:start-glue-point="2" draw:end-shape="id10" draw:end-glue-point="3" svg:d="M9850 23957v2186h1450" svg:viewBox="0 0 1451 2187">
          <text:p/>
        </draw:connector>
        <draw:frame draw:style-name="gr3" draw:text-style-name="P4" xml:id="id13" draw:id="id13" draw:layer="layout" svg:width="2.407cm" svg:height="0.742cm" svg:x="13.8cm" svg:y="15.758cm">
          <draw:text-box>
            <text:p text:style-name="P4">■about</text:p>
          </draw:text-box>
        </draw:frame>
        <draw:frame draw:style-name="gr3" draw:text-style-name="P3" xml:id="id15" draw:id="id15" draw:layer="layout" svg:width="3.96cm" svg:height="0.742cm" svg:x="13.807cm" svg:y="16.758cm">
          <draw:text-box>
            <text:p text:style-name="P3">■お問い合わせ</text:p>
          </draw:text-box>
        </draw:frame>
        <draw:connector draw:style-name="gr5" draw:text-style-name="P2" draw:layer="layout" svg:x1="9.85cm" svg:y1="12.8cm" svg:x2="10.8cm" svg:y2="14.45cm" draw:start-shape="id11" draw:start-glue-point="2" draw:end-shape="id12" draw:end-glue-point="3" svg:d="M9850 12800v1650h950" svg:viewBox="0 0 951 1651">
          <text:p/>
        </draw:connector>
        <draw:connector draw:style-name="gr5" draw:text-style-name="P2" xml:id="id14" draw:id="id14" draw:layer="layout" svg:x1="13.25cm" svg:y1="15cm" svg:x2="13.8cm" svg:y2="16.129cm" draw:start-shape="id12" draw:start-glue-point="2" draw:end-shape="id13" draw:end-glue-point="3" svg:d="M13250 15000v1129h550" svg:viewBox="0 0 551 1130">
          <text:p/>
        </draw:connector>
        <draw:connector draw:style-name="gr5" draw:text-style-name="P2" draw:layer="layout" svg:x1="13.25cm" svg:y1="16.129cm" svg:x2="13.807cm" svg:y2="17.129cm" draw:start-shape="id14" draw:start-glue-point="0" draw:end-shape="id15" draw:end-glue-point="3" svg:d="M13250 16129v1000h557" svg:viewBox="0 0 558 1001">
          <text:p/>
        </draw:connector>
        <draw:frame draw:style-name="gr3" draw:text-style-name="P3" xml:id="id16" draw:id="id16" draw:layer="layout" svg:width="4.371cm" svg:height="0.742cm" svg:x="10.729cm" svg:y="18.058cm">
          <draw:text-box>
            <text:p text:style-name="P3">■サイトタイトル</text:p>
          </draw:text-box>
        </draw:frame>
        <draw:connector draw:style-name="gr5" draw:text-style-name="P2" draw:layer="layout" svg:x1="9.85cm" svg:y1="12.8cm" svg:x2="10.729cm" svg:y2="18.429cm" draw:start-shape="id11" draw:start-glue-point="2" draw:end-shape="id16" draw:end-glue-point="3" svg:d="M9850 12800v5629h879" svg:viewBox="0 0 880 5630">
          <text:p/>
        </draw:connector>
        <draw:connector draw:style-name="gr5" draw:text-style-name="P2" draw:layer="layout" svg:x1="6.1cm" svg:y1="4.55cm" svg:x2="7.4cm" svg:y2="12.25cm" draw:start-shape="id1" draw:start-glue-point="1" draw:end-shape="id11" draw:end-glue-point="3" svg:d="M6100 4550h650v7700h650" svg:viewBox="0 0 1301 7701">
          <text:p/>
        </draw:connector>
        <draw:connector draw:style-name="gr5" draw:text-style-name="P2" draw:layer="layout" svg:x1="6.1cm" svg:y1="4.55cm" svg:x2="7.4cm" svg:y2="20.05cm" draw:start-shape="id1" draw:start-glue-point="1" draw:end-shape="id17" draw:end-glue-point="3" svg:d="M6100 4550h650v15500h650" svg:viewBox="0 0 1301 15501">
          <text:p/>
        </draw:connector>
        <draw:frame draw:style-name="gr3" draw:text-style-name="P4" xml:id="id18" draw:id="id18" draw:layer="layout" svg:width="3.562cm" svg:height="0.742cm" svg:x="10.7cm" svg:y="21.4cm">
          <draw:text-box>
            <text:p text:style-name="P4"><text:span text:style-name="T2">■</text:span><text:span text:style-name="T2">CopyRight</text:span></text:p>
          </draw:text-box>
        </draw:frame>
        <draw:connector draw:style-name="gr5" draw:text-style-name="P2" draw:layer="layout" svg:x1="9.85cm" svg:y1="20.6cm" svg:x2="10.7cm" svg:y2="21.771cm" draw:start-shape="id17" draw:start-glue-point="2" draw:end-shape="id18" svg:d="M9850 20600v1171h850" svg:viewBox="0 0 851 11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ヒラギノ角ゴ Std" svg:font-family="'ヒラギノ角ゴ St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ヒラギノ角ゴ ProN" svg:font-family="'ヒラギノ角ゴ Pro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9T11:54:06.236713000</meta:creation-date>
    <meta:generator>LibreOffice/4.3.6.2$MacOSX_X86_64 LibreOffice_project/d50a87b2e514536ed401c18000dad4660b6a169e</meta:generator>
    <dc:date>2015-03-09T12:20:04.428416000</dc:date>
    <meta:editing-duration>PT9M13S</meta:editing-duration>
    <meta:editing-cycles>1</meta:editing-cycles>
    <meta:document-statistic meta:object-count="34"/>
  </office:meta>
</office:document-meta>
</file>